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entury" svg:font-family="Century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Standard">
      <style:text-properties officeooo:paragraph-rsid="00258588"/>
    </style:style>
    <style:style style:name="P2" style:family="paragraph" style:parent-style-name="Standard" style:master-page-name="Standard">
      <style:paragraph-properties style:page-number="auto"/>
      <style:text-properties style:text-underline-style="solid" style:text-underline-width="auto" style:text-underline-color="font-color" officeooo:paragraph-rsid="00258588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text-properties style:text-underline-style="solid" style:text-underline-width="auto" style:text-underline-color="font-color" officeooo:rsid="00294024" officeooo:paragraph-rsid="00294024"/>
    </style:style>
    <style:style style:name="P5" style:family="paragraph" style:parent-style-name="Standard">
      <style:text-properties style:text-underline-style="solid" style:text-underline-width="auto" style:text-underline-color="font-color" officeooo:rsid="0029ef2f" officeooo:paragraph-rsid="0029ef2f"/>
    </style:style>
    <style:style style:name="P6" style:family="paragraph" style:parent-style-name="Standard">
      <style:text-properties style:text-underline-style="none" officeooo:rsid="00294024" officeooo:paragraph-rsid="00294024"/>
    </style:style>
    <style:style style:name="P7" style:family="paragraph" style:parent-style-name="Standard">
      <style:text-properties style:text-underline-style="none" officeooo:rsid="0029ef2f" officeooo:paragraph-rsid="0029ef2f"/>
    </style:style>
    <style:style style:name="T1" style:family="text">
      <style:text-properties officeooo:rsid="00258588"/>
    </style:style>
    <style:style style:name="T2" style:family="text">
      <style:text-properties officeooo:rsid="00294024"/>
    </style:style>
    <style:style style:name="T3" style:family="text">
      <style:text-properties officeooo:rsid="00298fd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考えられる異常処理・例外処理</text:p>
      <text:p text:style-name="P1"><text:span text:style-name="T2">1.</text:span>区切りではない（スペース区切り）</text:p>
      <text:p text:style-name="P1"><text:span text:style-name="T2">2.</text:span>データのフォーマットが違う。（<text:span text:style-name="T1">id、名前、お金以外のデータがあったり、逆にデータが消えていたり。</text:span>）</text:p>
      <text:p text:style-name="Standard"><text:span text:style-name="T2">3.</text:span>ファイルが存在しない。</text:p>
      <text:p text:style-name="Standard"><text:span text:style-name="T2">4.</text:span>ファイルが大きすぎて、メモリリーク。</text:p>
      <text:p text:style-name="Standard"><text:span text:style-name="T2">5.</text:span>ファイルにアクセス権限がない。</text:p>
      <text:p text:style-name="P3"><text:span text:style-name="T2">6.</text:span>プログラムがファイルを操作中に、外部割込みが入る。（電源が切れるなど）</text:p>
      <text:p text:style-name="Standard"><text:span text:style-name="T2">7.</text:span>計算で0で割ったとき。</text:p>
      <text:p text:style-name="Standard"/>
      <text:p text:style-name="P4">解決策</text:p>
      <text:p text:style-name="P6">・1<text:span text:style-name="T3">~3および7は、予想できる以上処理なので、条件分岐（CSVPersonクラス）で逃げる。</text:span></text:p>
      <text:p text:style-name="P6">・<text:span text:style-name="T3">4、５、６は、予想できないので、main文でまとめてキャッチ。</text:span></text:p>
      <text:p text:style-name="P6"/>
      <text:p text:style-name="P5">疑問点・改善点</text:p>
      <text:p text:style-name="P7">・今回は、異常なデータがあったら、関数を再帰的に読んでいるが、「関数を再帰的に呼ぶ」というのは、大丈夫？？　プログラムの「入口と出口は一つずつ」という原則を破っていると思う。</text:p>
      <text:p text:style-name="P7"/>
      <text:p text:style-name="P7">・もし関数を再帰的に呼ぶことが問題ないなら、ファイルのデータに異常が無いかをチェックした関数が、呼び出し元の関数を呼び出すようにしたかった。（今回は、自分で自分を読んでいる）</text:p>
      <text:p text:style-name="P7"/>
      <text:p text:style-name="P7">・メモリリークや電源が落ちた場合などは、途中までの処理をどこかに保存すべきだと思うが、やり方が分からない。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entury" svg:font-family="Century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entury" fo:font-size="10.5pt" fo:language="en" fo:country="US" style:letter-kerning="true" style:font-name-asian="ＭＳ 明朝" style:font-size-asian="10.5pt" style:language-asian="ja" style:country-asian="JP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482cm" style:writing-mode="lr-tb"/>
      <style:text-properties style:use-window-font-color="true" style:font-name="Century" fo:font-size="10.5pt" fo:language="en" fo:country="US" style:letter-kerning="true" style:font-name-asian="ＭＳ 明朝" style:font-size-asian="10.5pt" style:language-asian="ja" style:country-asian="JP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ＭＳ ゴシック" style:font-family-asian="'ＭＳ ゴシック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3.501cm" fo:margin-bottom="3cm" fo:margin-left="3cm" fo:margin-right="3cm" style:writing-mode="lr-tb" style:layout-grid-color="#c0c0c0" style:layout-grid-lines="36" style:layout-grid-base-height="0.423cm" style:layout-grid-ruby-height="0.212cm" style:layout-grid-mode="li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12810469</meta:initial-creator>
    <meta:editing-cycles>10</meta:editing-cycles>
    <meta:creation-date>2018-06-28T01:13:00</meta:creation-date>
    <dc:date>2018-07-05T21:58:56.836000000</dc:date>
    <meta:editing-duration>PT10H6M26S</meta:editing-duration>
    <meta:generator>LibreOffice/5.3.2.2$Windows_x86 LibreOffice_project/6cd4f1ef626f15116896b1d8e1398b56da0d0ee1</meta:generator>
    <meta:document-statistic meta:table-count="0" meta:image-count="0" meta:object-count="0" meta:page-count="1" meta:paragraph-count="15" meta:word-count="476" meta:character-count="498" meta:non-whitespace-character-count="497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